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000000086B8647C2A80935CB8.png" manifest:media-type="image/png"/>
  <manifest:file-entry manifest:full-path="Pictures/1000020100000080000000800F3254CFE33124B2.png" manifest:media-type="image/png"/>
  <manifest:file-entry manifest:full-path="Pictures/10000201000000CC000000E031CC2D30969F3258.png" manifest:media-type="image/png"/>
  <manifest:file-entry manifest:full-path="Pictures/10000201000001D00000009F16D76C41BC80BF53.png" manifest:media-type="image/png"/>
  <manifest:file-entry manifest:full-path="Pictures/10000201000000DD000000A61787FC122D69829C.png" manifest:media-type="image/png"/>
  <manifest:file-entry manifest:full-path="Pictures/100002010000034200000267E62028616424E6D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8cf458"/>
    </style:style>
    <style:style style:name="P2" style:family="paragraph" style:parent-style-name="Standard">
      <style:text-properties officeooo:paragraph-rsid="0026e442"/>
    </style:style>
    <style:style style:name="P3" style:family="paragraph" style:parent-style-name="Standard">
      <style:text-properties officeooo:rsid="024b9c8f" officeooo:paragraph-rsid="00897cb3"/>
    </style:style>
    <style:style style:name="P4" style:family="paragraph" style:parent-style-name="Standard">
      <style:text-properties officeooo:rsid="008acd72" officeooo:paragraph-rsid="008acd72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172fe7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24b9c8f" officeooo:paragraph-rsid="00897cb3"/>
    </style:style>
    <style:style style:name="P10" style:family="paragraph" style:parent-style-name="Text_20_body">
      <style:paragraph-properties fo:text-align="justify" style:justify-single-word="false"/>
      <style:text-properties officeooo:rsid="03254d29" officeooo:paragraph-rsid="00897cb3"/>
    </style:style>
    <style:style style:name="P11" style:family="paragraph" style:parent-style-name="Text_20_body">
      <style:text-properties officeooo:rsid="03254d29" officeooo:paragraph-rsid="00897cb3"/>
    </style:style>
    <style:style style:name="P12" style:family="paragraph" style:parent-style-name="Text_20_body">
      <style:text-properties officeooo:rsid="02502318" officeooo:paragraph-rsid="00897cb3"/>
    </style:style>
    <style:style style:name="P13" style:family="paragraph" style:parent-style-name="Text_20_body">
      <style:text-properties officeooo:rsid="033173b4" officeooo:paragraph-rsid="00897cb3"/>
    </style:style>
    <style:style style:name="P14" style:family="paragraph" style:parent-style-name="Text_20_body">
      <style:text-properties officeooo:rsid="024d0975" officeooo:paragraph-rsid="00897cb3"/>
    </style:style>
    <style:style style:name="P15" style:family="paragraph" style:parent-style-name="Text_20_body">
      <style:text-properties officeooo:rsid="032c4d2d" officeooo:paragraph-rsid="00897cb3"/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Horizontal_20_Line">
      <style:text-properties officeooo:rsid="024b9c8f" officeooo:paragraph-rsid="00897cb3"/>
    </style:style>
    <style:style style:name="P18" style:family="paragraph" style:parent-style-name="Horizontal_20_Line">
      <style:text-properties officeooo:paragraph-rsid="00897cb3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0f412"/>
    </style:style>
    <style:style style:name="P2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2da68" officeooo:paragraph-rsid="00897cb3" style:font-name-asian="Microsoft YaHei" style:font-size-asian="18.2000007629395pt" style:font-weight-asian="bold" style:font-name-complex="Mangal" style:font-size-complex="18.2000007629395pt" style:font-weight-complex="bold"/>
    </style:style>
    <style:style style:name="P24" style:family="paragraph" style:parent-style-name="Heading_20_2">
      <style:text-properties officeooo:paragraph-rsid="00897cb3"/>
    </style:style>
    <style:style style:name="P25" style:family="paragraph" style:parent-style-name="Heading_20_3">
      <style:text-properties officeooo:paragraph-rsid="00897cb3"/>
    </style:style>
    <style:style style:name="P26" style:family="paragraph" style:parent-style-name="Heading_20_3">
      <style:text-properties officeooo:paragraph-rsid="0090f412"/>
    </style:style>
    <style:style style:name="P27" style:family="paragraph" style:parent-style-name="Standard">
      <style:text-properties officeooo:rsid="024b9c8f" officeooo:paragraph-rsid="00897cb3"/>
    </style:style>
    <style:style style:name="P28" style:family="paragraph" style:parent-style-name="Standard">
      <style:text-properties officeooo:paragraph-rsid="0090f412"/>
    </style:style>
    <style:style style:name="P29" style:family="paragraph" style:parent-style-name="Text_20_body">
      <style:text-properties officeooo:rsid="024b9c8f" officeooo:paragraph-rsid="00897cb3"/>
    </style:style>
    <style:style style:name="P30" style:family="paragraph" style:parent-style-name="Text_20_body">
      <style:text-properties officeooo:rsid="0340be42" officeooo:paragraph-rsid="0090f412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090f41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2da68" style:font-size-asian="10pt" style:font-size-complex="10pt"/>
    </style:style>
    <style:style style:name="T3" style:family="text">
      <style:text-properties fo:font-size="10pt" officeooo:rsid="008da300" style:font-size-asian="10pt" style:font-size-complex="10pt"/>
    </style:style>
    <style:style style:name="T4" style:family="text">
      <style:text-properties fo:font-size="10pt" officeooo:rsid="0076707c" style:font-size-asian="10pt" style:font-size-complex="10pt"/>
    </style:style>
    <style:style style:name="T5" style:family="text">
      <style:text-properties fo:font-size="10pt" officeooo:rsid="008cf458" style:font-size-asian="10pt" style:font-size-complex="10pt"/>
    </style:style>
    <style:style style:name="T6" style:family="text">
      <style:text-properties fo:font-size="10pt" officeooo:rsid="006f44e3" style:font-size-asian="10pt" style:font-size-complex="10pt"/>
    </style:style>
    <style:style style:name="T7" style:family="text">
      <style:text-properties fo:font-size="10pt" officeooo:rsid="00883474" style:font-size-asian="10pt" style:font-size-complex="10pt"/>
    </style:style>
    <style:style style:name="T8" style:family="text">
      <style:text-properties officeooo:rsid="032c4d2d"/>
    </style:style>
    <style:style style:name="T9" style:family="text">
      <style:text-properties officeooo:rsid="033173b4"/>
    </style:style>
    <style:style style:name="T10" style:family="text">
      <style:text-properties officeooo:rsid="00897cb3"/>
    </style:style>
    <style:style style:name="T11" style:family="text">
      <style:text-properties style:font-name="Albany" fo:font-size="16.1000003814697pt" fo:font-weight="bold" officeooo:rsid="008f616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0897cb3" style:font-name-asian="Microsoft YaHei" style:font-size-asian="16.1000003814697pt" style:font-weight-asian="bold" style:font-name-complex="Mangal" style:font-size-complex="16.1000003814697pt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1"><draw:frame draw:style-name="fr1" draw:name="Bild20" text:anchor-type="char" svg:width="0.831cm" svg:height="0.831cm" draw:z-index="5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2"><text:s/>11.1.3 Editors - Shader Editor - Heade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7"><text:a xlink:type="simple" xlink:href="#__RefHeading___Toc196_1295799078" text:style-name="Index_20_Link" text:visited-style-name="Index_20_Link">View Menu<text:tab/>1</text:a></text:p>
          <text:p text:style-name="P8"><text:a xlink:type="simple" xlink:href="#__RefHeading___Toc684_3225492875" text:style-name="Index_20_Link" text:visited-style-name="Index_20_Link">Toolbar<text:tab/>1</text:a></text:p>
          <text:p text:style-name="P8"><text:a xlink:type="simple" xlink:href="#__RefHeading___Toc686_3225492875" text:style-name="Index_20_Link" text:visited-style-name="Index_20_Link">Sidebar<text:tab/>1</text:a></text:p>
          <text:p text:style-name="P8"><text:a xlink:type="simple" xlink:href="#__RefHeading___Toc985_3415296851" text:style-name="Index_20_Link" text:visited-style-name="Index_20_Link">Zoom In<text:tab/>2</text:a></text:p>
          <text:p text:style-name="P8"><text:a xlink:type="simple" xlink:href="#__RefHeading___Toc987_3415296851" text:style-name="Index_20_Link" text:visited-style-name="Index_20_Link">Zoom Out<text:tab/>2</text:a></text:p>
          <text:p text:style-name="P8"><text:a xlink:type="simple" xlink:href="#__RefHeading___Toc989_3415296851" text:style-name="Index_20_Link" text:visited-style-name="Index_20_Link">Zoom Border<text:tab/>2</text:a></text:p>
          <text:p text:style-name="P8"><text:a xlink:type="simple" xlink:href="#__RefHeading___Toc991_3415296851" text:style-name="Index_20_Link" text:visited-style-name="Index_20_Link">Frame Selected<text:tab/>2</text:a></text:p>
          <text:p text:style-name="P8"><text:a xlink:type="simple" xlink:href="#__RefHeading___Toc1600_976454963" text:style-name="Index_20_Link" text:visited-style-name="Index_20_Link">Frame All<text:tab/>2</text:a></text:p>
          <text:p text:style-name="P8"><text:a xlink:type="simple" xlink:href="#__RefHeading___Toc1604_976454963" text:style-name="Index_20_Link" text:visited-style-name="Index_20_Link">Area<text:tab/>2</text:a></text:p>
          <text:p text:style-name="P16"><text:a xlink:type="simple" xlink:href="#__RefHeading___Toc1608_976454963" text:style-name="Index_20_Link" text:visited-style-name="Index_20_Link">Horizontal Split<text:tab/>2</text:a></text:p>
          <text:p text:style-name="P16"><text:a xlink:type="simple" xlink:href="#__RefHeading___Toc1610_976454963" text:style-name="Index_20_Link" text:visited-style-name="Index_20_Link">Vertical Split<text:tab/>2</text:a></text:p>
          <text:p text:style-name="P16"><text:a xlink:type="simple" xlink:href="#__RefHeading___Toc1612_976454963" text:style-name="Index_20_Link" text:visited-style-name="Index_20_Link">Duplicate Area into New Window<text:tab/>2</text:a></text:p>
          <text:p text:style-name="P16"><text:a xlink:type="simple" xlink:href="#__RefHeading___Toc1614_976454963" text:style-name="Index_20_Link" text:visited-style-name="Index_20_Link">Toggle Maximize Area<text:tab/>2</text:a></text:p>
          <text:p text:style-name="P16"><text:a xlink:type="simple" xlink:href="#__RefHeading___Toc1616_976454963" text:style-name="Index_20_Link" text:visited-style-name="Index_20_Link">Toggle Full screen Area<text:tab/>3</text:a></text:p>
          <text:p text:style-name="P16"><text:a xlink:type="simple" xlink:href="#__RefHeading___Toc2847_3598358996" text:style-name="Index_20_Link" text:visited-style-name="Index_20_Link">Close Area<text:tab/>3</text:a></text:p>
        </text:index-body>
      </text:table-of-content>
      <text:p text:style-name="P28"/>
      <text:p text:style-name="P2"/>
      <text:p text:style-name="Standard"/>
      <table:table table:name="Tabelle1" table:style-name="Tabelle1">
        <table:table-column table:style-name="Tabelle1.A"/>
        <table:table-row table:style-name="TableLine1625745497248">
          <table:table-cell table:style-name="Tabelle1.A1" office:value-type="string">
            <text:h text:style-name="P23" text:outline-level="1"><text:bookmark-start text:name="__RefHeading___Toc196_1295799078"/>V<text:span text:style-name="T10">iew Menu</text:span><text:bookmark-end text:name="__RefHeading___Toc196_1295799078"/></text:h>
          </table:table-cell>
        </table:table-row>
      </table:table>
      <text:p text:style-name="P6"/>
      <text:p text:style-name="P3"><draw:frame draw:style-name="fr3" draw:name="Bild102" text:anchor-type="paragraph" svg:y="0.007cm" svg:width="3.45cm" svg:height="3.791cm" draw:z-index="0"><draw:image xlink:href="Pictures/10000201000000CC000000E031CC2D30969F3258.png" xlink:type="simple" xlink:show="embed" xlink:actuate="onLoad" draw:mime-type="image/png"/></draw:frame>The View menu contains all View related tools.</text:p>
      <text:p text:style-name="P3"/>
      <text:p text:style-name="P4">The content is the same in all sub modes.</text:p>
      <text:p text:style-name="P3"><text:line-break/></text:p>
      <text:p text:style-name="P3"/>
      <text:p text:style-name="P3"/>
      <text:p text:style-name="P3"/>
      <text:p text:style-name="P3"/>
      <text:h text:style-name="P24" text:outline-level="2"><draw:frame draw:style-name="fr3" draw:name="Bild2" text:anchor-type="paragraph" svg:y="0.508cm" svg:width="1.619cm" svg:height="2.27cm" draw:z-index="2"><draw:image xlink:href="Pictures/100002010000006000000086B8647C2A80935CB8.png" xlink:type="simple" xlink:show="embed" xlink:actuate="onLoad" draw:mime-type="image/png"/></draw:frame><text:bookmark-start text:name="__RefHeading___Toc684_3225492875"/>Toolbar<text:bookmark-end text:name="__RefHeading___Toc684_3225492875"/></text:h>
      <text:p text:style-name="P10">Shows or hides the toolbar at the left.</text:p>
      <text:p text:style-name="P11"/>
      <text:h text:style-name="P24" text:outline-level="2"><draw:frame draw:style-name="fr2" draw:name="Bild1" text:anchor-type="paragraph" svg:x="14.94cm" svg:y="0.506cm" svg:width="3.739cm" svg:height="2.81cm" draw:z-index="1"><draw:image xlink:href="Pictures/10000201000000DD000000A61787FC122D69829C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1">Shows or hides the sidebar at the right in the viewport.</text:p>
      <text:p text:style-name="P11"/>
      <text:p text:style-name="P9"/>
      <text:p text:style-name="P17"/>
      <text:h text:style-name="P24" text:outline-level="2"><text:bookmark-start text:name="__RefHeading___Toc985_3415296851"/><text:soft-page-break/>Zoom In<text:bookmark-end text:name="__RefHeading___Toc985_3415296851"/></text:h>
      <text:p text:style-name="P12">Zooms into the viewport. </text:p>
      <text:h text:style-name="P24" text:outline-level="2"><text:bookmark-start text:name="__RefHeading___Toc987_3415296851"/>Zoom Out<text:bookmark-end text:name="__RefHeading___Toc987_3415296851"/></text:h>
      <text:p text:style-name="P12">Zooms out of the viewport.</text:p>
      <text:h text:style-name="P24" text:outline-level="2"><text:bookmark-start text:name="__RefHeading___Toc989_3415296851"/>Zoom Border<text:bookmark-end text:name="__RefHeading___Toc989_3415296851"/></text:h>
      <text:p text:style-name="P12">Draws a rectangle and zooms then to fit the size of this rectangle.</text:p>
      <text:p text:style-name="P12">Zooming in is done with drawing the rectangle with left mouse button. Zooming out is done with drawing the rectangle with middle mouse button.</text:p>
      <text:h text:style-name="P24" text:outline-level="2"><text:bookmark-start text:name="__RefHeading___Toc991_3415296851"/><text:span text:style-name="T11">Frame</text:span><text:span text:style-name="T12"> Selected</text:span><text:bookmark-end text:name="__RefHeading___Toc991_3415296851"/></text:h>
      <text:p text:style-name="P13">Z<text:span text:style-name="T10">ooms to the selection.</text:span></text:p>
      <text:h text:style-name="P24" text:outline-level="2"><text:bookmark-start text:name="__RefHeading___Toc1600_976454963"/><text:span text:style-name="T11">Frame</text:span> All<text:bookmark-end text:name="__RefHeading___Toc1600_976454963"/></text:h>
      <text:p text:style-name="P14">View all zooms in or out <text:span text:style-name="T8">in the viewport </text:span>until all objects in the scene are displayed fitting in the viewport.</text:p>
      <text:p text:style-name="P18"/>
      <text:h text:style-name="P24" text:outline-level="2"><draw:frame draw:style-name="fr3" draw:name="Bild12" text:anchor-type="paragraph" svg:y="0.392cm" svg:width="7.86cm" svg:height="2.69cm" draw:z-index="3"><draw:image xlink:href="Pictures/10000201000001D00000009F16D76C41BC80BF53.png" xlink:type="simple" xlink:show="embed" xlink:actuate="onLoad" draw:mime-type="image/png"/></draw:frame><text:bookmark-start text:name="__RefHeading___Toc1604_976454963"/>Area<text:bookmark-end text:name="__RefHeading___Toc1604_976454963"/></text:h>
      <text:p text:style-name="P15">This menu contains general view functionality. And exists in most other editor types too<text:span text:style-name="T9">.</text:span></text:p>
      <text:h text:style-name="P25" text:outline-level="3"><text:bookmark-start text:name="__RefHeading___Toc1608_976454963"/>Horizontal Split<text:bookmark-end text:name="__RefHeading___Toc1608_976454963"/></text:h>
      <text:p text:style-name="P15">Splits the current view horizontally into two independent editor windows.</text:p>
      <text:h text:style-name="P25" text:outline-level="3"><text:bookmark-start text:name="__RefHeading___Toc1610_976454963"/>Vertical Split<text:bookmark-end text:name="__RefHeading___Toc1610_976454963"/></text:h>
      <text:p text:style-name="P15">Splits the current view vertically into two independent editor windows.</text:p>
      <text:h text:style-name="P25" text:outline-level="3"><draw:frame draw:style-name="fr2" draw:name="Bild14" text:anchor-type="paragraph" svg:x="11.707cm" svg:y="0.395cm" svg:width="7.05cm" svg:height="5.211cm" draw:z-index="4"><draw:image xlink:href="Pictures/100002010000034200000267E62028616424E6D9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14">Duplicate Area into New Window makes the selected editor window floating. You can then drag it around at the monitor.<text:span text:style-name="T8"> It is not connected with the rest of the UI anymore.</text:span></text:p>
      <text:p text:style-name="P14">A separated window cannot be merged into the main window again. You have to close it when not longer needed.</text:p>
      <text:h text:style-name="P25" text:outline-level="3"><text:bookmark-start text:name="__RefHeading___Toc1614_976454963"/>Toggle Maximize Area<text:bookmark-end text:name="__RefHeading___Toc1614_976454963"/></text:h>
      <text:p text:style-name="P9">Displays the editor maximized with menus.</text:p>
      <text:p text:style-name="P9">To return from the maximized view press hotkey ctrl + spacebar. Or reuse the menu item in the area menu.</text:p>
      <text:h text:style-name="P25" text:outline-level="3"><text:bookmark-start text:name="__RefHeading___Toc1616_976454963"/><text:soft-page-break/>Toggle Full screen Area<text:bookmark-end text:name="__RefHeading___Toc1616_976454963"/></text:h>
      <text:p text:style-name="P9">Displays the editor maximized without menus.</text:p>
      <text:p text:style-name="P9">To return from the full screen view press hotkey ctrl + alt + spacebar.</text:p>
      <text:h text:style-name="P26" text:outline-level="3"><text:bookmark-start text:name="__RefHeading___Toc2847_3598358996"/>Close Area<text:bookmark-end text:name="__RefHeading___Toc2847_3598358996"/></text:h>
      <text:p text:style-name="P30">Closes the edito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extk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8cf458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2da68" style:font-size-asian="10pt" style:font-size-complex="10pt"/>
    </style:style>
    <style:style style:name="MT3" style:family="text">
      <style:text-properties fo:font-size="10pt" officeooo:rsid="008da300" style:font-size-asian="10pt" style:font-size-complex="10pt"/>
    </style:style>
    <style:style style:name="MT4" style:family="text">
      <style:text-properties fo:font-size="10pt" officeooo:rsid="0076707c" style:font-size-asian="10pt" style:font-size-complex="10pt"/>
    </style:style>
    <style:style style:name="MT5" style:family="text">
      <style:text-properties fo:font-size="10pt" officeooo:rsid="008cf458" style:font-size-asian="10pt" style:font-size-complex="10pt"/>
    </style:style>
    <style:style style:name="MT6" style:family="text">
      <style:text-properties fo:font-size="10pt" officeooo:rsid="006f44e3" style:font-size-asian="10pt" style:font-size-complex="10pt"/>
    </style:style>
    <style:style style:name="MT7" style:family="text">
      <style:text-properties fo:font-size="10pt" officeooo:rsid="0088347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1</text:span><text:span text:style-name="MT2">.1</text:span><text:span text:style-name="MT4">.</text:span><text:span text:style-name="MT5">3</text:span><text:span text:style-name="MT1"> Editors - S</text:span><text:span text:style-name="MT2">hader</text:span><text:span text:style-name="MT1"> Editor</text:span><text:span text:style-name="MT6"> - Header</text:span><text:span text:style-name="MT4"> - V</text:span><text:span text:style-name="MT7">iew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2:51:21.326000000</meta:creation-date>
    <dc:title>standard1cm</dc:title>
    <meta:editing-duration>P1DT4H54M41S</meta:editing-duration>
    <meta:editing-cycles>108</meta:editing-cycles>
    <meta:generator>LibreOffice/7.0.4.2$Windows_X86_64 LibreOffice_project/dcf040e67528d9187c66b2379df5ea4407429775</meta:generator>
    <dc:date>2021-04-25T11:06:21.033000000</dc:date>
    <meta:document-statistic meta:table-count="2" meta:image-count="6" meta:object-count="0" meta:page-count="3" meta:paragraph-count="55" meta:word-count="351" meta:character-count="1926" meta:non-whitespace-character-count="1626"/>
    <meta:template xlink:type="simple" xlink:actuate="onRequest" xlink:title="standard1cm" xlink:href="../../../AppData/Roaming/LibreOffice/4/user/template/standard1cm.ott" meta:date="2016-03-29T12:51:21.206000000"/>
  </office:meta>
</office:document-meta>
</file>